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643" officeooo:paragraph-rsid="00164643"/>
    </style:style>
    <style:style style:name="P2" style:family="paragraph" style:parent-style-name="Standard">
      <style:text-properties officeooo:rsid="00164643" officeooo:paragraph-rsid="0018d2f5"/>
    </style:style>
    <style:style style:name="P3" style:family="paragraph" style:parent-style-name="Standard">
      <style:text-properties officeooo:rsid="00164643" officeooo:paragraph-rsid="001c0431"/>
    </style:style>
    <style:style style:name="P4" style:family="paragraph" style:parent-style-name="Standard">
      <style:text-properties officeooo:rsid="00164643" officeooo:paragraph-rsid="001c7005"/>
    </style:style>
    <style:style style:name="P5" style:family="paragraph" style:parent-style-name="Standard">
      <style:text-properties officeooo:rsid="00164643" officeooo:paragraph-rsid="001caa55"/>
    </style:style>
    <style:style style:name="P6" style:family="paragraph" style:parent-style-name="Standard">
      <style:text-properties officeooo:rsid="00164643" officeooo:paragraph-rsid="001e32d1"/>
    </style:style>
    <style:style style:name="P7" style:family="paragraph" style:parent-style-name="Standard">
      <style:text-properties officeooo:rsid="00164643" officeooo:paragraph-rsid="002556b2"/>
    </style:style>
    <style:style style:name="P8" style:family="paragraph" style:parent-style-name="Standard">
      <style:text-properties officeooo:rsid="00164643" officeooo:paragraph-rsid="00262641"/>
    </style:style>
    <style:style style:name="P9" style:family="paragraph" style:parent-style-name="Standard">
      <style:text-properties officeooo:rsid="00164643" officeooo:paragraph-rsid="00278dbe"/>
    </style:style>
    <style:style style:name="P10" style:family="paragraph" style:parent-style-name="Standard">
      <style:text-properties officeooo:rsid="00164643" officeooo:paragraph-rsid="0028c196"/>
    </style:style>
    <style:style style:name="P11" style:family="paragraph" style:parent-style-name="Standard">
      <style:text-properties officeooo:rsid="001c0431" officeooo:paragraph-rsid="001c0431"/>
    </style:style>
    <style:style style:name="P12" style:family="paragraph" style:parent-style-name="Standard">
      <style:text-properties officeooo:rsid="001c0431" officeooo:paragraph-rsid="001c7005"/>
    </style:style>
    <style:style style:name="P13" style:family="paragraph" style:parent-style-name="Standard">
      <style:text-properties officeooo:rsid="001c0431" officeooo:paragraph-rsid="001caa55"/>
    </style:style>
    <style:style style:name="P14" style:family="paragraph" style:parent-style-name="Standard">
      <style:text-properties officeooo:rsid="001e32d1" officeooo:paragraph-rsid="001e32d1"/>
    </style:style>
    <style:style style:name="P15" style:family="paragraph" style:parent-style-name="Standard">
      <style:text-properties officeooo:rsid="001e32d1" officeooo:paragraph-rsid="001efb1f"/>
    </style:style>
    <style:style style:name="P16" style:family="paragraph" style:parent-style-name="Standard">
      <style:text-properties officeooo:rsid="001efb1f" officeooo:paragraph-rsid="001efb1f"/>
    </style:style>
    <style:style style:name="P17" style:family="paragraph" style:parent-style-name="Standard">
      <style:text-properties officeooo:rsid="001819d4" officeooo:paragraph-rsid="0020d38d"/>
    </style:style>
    <style:style style:name="P18" style:family="paragraph" style:parent-style-name="Standard">
      <style:text-properties officeooo:rsid="0020d38d" officeooo:paragraph-rsid="0020d38d"/>
    </style:style>
    <style:style style:name="P19" style:family="paragraph" style:parent-style-name="Standard">
      <style:text-properties fo:font-weight="normal" officeooo:rsid="001c7005" officeooo:paragraph-rsid="001caa55" style:font-weight-asian="normal" style:font-weight-complex="normal"/>
    </style:style>
    <style:style style:name="P20" style:family="paragraph" style:parent-style-name="Standard">
      <style:text-properties fo:font-weight="normal" officeooo:rsid="001c7005" officeooo:paragraph-rsid="001c7005" style:font-weight-asian="normal" style:font-weight-complex="normal"/>
    </style:style>
    <style:style style:name="P21" style:family="paragraph" style:parent-style-name="Standard">
      <style:text-properties fo:font-weight="normal" officeooo:rsid="001efb1f" officeooo:paragraph-rsid="001efb1f" style:font-weight-asian="normal" style:font-weight-complex="normal"/>
    </style:style>
    <style:style style:name="P22" style:family="paragraph" style:parent-style-name="Standard">
      <style:text-properties fo:font-weight="normal" officeooo:rsid="001c0431" officeooo:paragraph-rsid="001e32d1" style:font-weight-asian="normal" style:font-weight-complex="normal"/>
    </style:style>
    <style:style style:name="P23" style:family="paragraph" style:parent-style-name="Standard">
      <style:text-properties fo:font-weight="normal" officeooo:rsid="001c0431" officeooo:paragraph-rsid="0023c34f" style:font-weight-asian="normal" style:font-weight-complex="normal"/>
    </style:style>
    <style:style style:name="P24" style:family="paragraph" style:parent-style-name="Standard">
      <style:text-properties officeooo:rsid="0023c34f" officeooo:paragraph-rsid="0023c34f"/>
    </style:style>
    <style:style style:name="P25" style:family="paragraph" style:parent-style-name="Standard">
      <style:text-properties officeooo:rsid="0023c34f" officeooo:paragraph-rsid="00247c43"/>
    </style:style>
    <style:style style:name="P26" style:family="paragraph" style:parent-style-name="Standard">
      <style:text-properties officeooo:rsid="0023c34f" officeooo:paragraph-rsid="002556b2"/>
    </style:style>
    <style:style style:name="P27" style:family="paragraph" style:parent-style-name="Standard">
      <style:text-properties officeooo:rsid="002556b2" officeooo:paragraph-rsid="002556b2"/>
    </style:style>
    <style:style style:name="P28" style:family="paragraph" style:parent-style-name="Standard">
      <style:text-properties officeooo:rsid="002556b2" officeooo:paragraph-rsid="00262641"/>
    </style:style>
    <style:style style:name="P29" style:family="paragraph" style:parent-style-name="Standard">
      <style:text-properties officeooo:rsid="00247c43" officeooo:paragraph-rsid="002556b2"/>
    </style:style>
    <style:style style:name="P30" style:family="paragraph" style:parent-style-name="Standard">
      <style:text-properties officeooo:rsid="0028c196" officeooo:paragraph-rsid="0028c196" style:font-name-complex="Calibri"/>
    </style:style>
    <style:style style:name="P31" style:family="paragraph" style:parent-style-name="Standard">
      <style:text-properties officeooo:rsid="00164643" officeooo:paragraph-rsid="002d31f2"/>
    </style:style>
    <style:style style:name="P32" style:family="paragraph" style:parent-style-name="Standard">
      <style:text-properties officeooo:rsid="00164643" officeooo:paragraph-rsid="002d98e1"/>
    </style:style>
    <style:style style:name="P33" style:family="paragraph" style:parent-style-name="Standard">
      <style:text-properties officeooo:rsid="00164643" officeooo:paragraph-rsid="002ed507"/>
    </style:style>
    <style:style style:name="P34" style:family="paragraph" style:parent-style-name="Standard">
      <style:text-properties officeooo:rsid="00164643" officeooo:paragraph-rsid="00164643"/>
    </style:style>
    <style:style style:name="P35" style:family="paragraph" style:parent-style-name="Standard">
      <style:text-properties officeooo:rsid="00164643" officeooo:paragraph-rsid="00278dbe"/>
    </style:style>
    <style:style style:name="P36" style:family="paragraph" style:parent-style-name="Standard">
      <style:text-properties officeooo:rsid="001c0431" officeooo:paragraph-rsid="001c0431"/>
    </style:style>
    <style:style style:name="P37" style:family="paragraph" style:parent-style-name="Standard">
      <style:text-properties officeooo:rsid="002fc3b1" officeooo:paragraph-rsid="002fc3b1"/>
    </style:style>
    <style:style style:name="P38" style:family="paragraph" style:parent-style-name="Standard">
      <style:text-properties officeooo:rsid="0023c34f" officeooo:paragraph-rsid="0023c34f"/>
    </style:style>
    <style:style style:name="P39" style:family="paragraph" style:parent-style-name="Standard">
      <style:text-properties officeooo:rsid="003172c2" officeooo:paragraph-rsid="003172c2"/>
    </style:style>
    <style:style style:name="P40" style:family="paragraph" style:parent-style-name="Standard">
      <style:text-properties officeooo:rsid="0032654a" officeooo:paragraph-rsid="0032654a"/>
    </style:style>
    <style:style style:name="P41" style:family="paragraph" style:parent-style-name="Standard">
      <style:text-properties officeooo:rsid="0033877f" officeooo:paragraph-rsid="0033877f"/>
    </style:style>
    <style:style style:name="P42" style:family="paragraph" style:parent-style-name="Standard">
      <style:text-properties officeooo:rsid="00353987" officeooo:paragraph-rsid="00353987"/>
    </style:style>
    <style:style style:name="P43" style:family="paragraph" style:parent-style-name="Standard">
      <style:text-properties style:text-underline-style="solid" style:text-underline-width="auto" style:text-underline-color="font-color" officeooo:rsid="00353987" officeooo:paragraph-rsid="00353987"/>
    </style:style>
    <style:style style:name="T1" style:family="text">
      <style:text-properties officeooo:rsid="001819d4"/>
    </style:style>
    <style:style style:name="T2" style:family="text">
      <style:text-properties officeooo:rsid="0018d2f5"/>
    </style:style>
    <style:style style:name="T3" style:family="text">
      <style:text-properties style:font-name-complex="Calibri"/>
    </style:style>
    <style:style style:name="T4" style:family="text">
      <style:text-properties officeooo:rsid="001819d4" style:font-name-complex="Calibri"/>
    </style:style>
    <style:style style:name="T5" style:family="text">
      <style:text-properties officeooo:rsid="00262641" style:font-name-complex="Calibri"/>
    </style:style>
    <style:style style:name="T6" style:family="text">
      <style:text-properties officeooo:rsid="0028c196" style:font-name-complex="Calibri"/>
    </style:style>
    <style:style style:name="T7" style:family="text">
      <style:text-properties officeooo:rsid="001c043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0431" style:font-weight-asian="bold" style:font-weight-complex="bold"/>
    </style:style>
    <style:style style:name="T10" style:family="text">
      <style:text-properties fo:font-weight="bold" officeooo:rsid="001c7005" style:font-weight-asian="bold" style:font-weight-complex="bold"/>
    </style:style>
    <style:style style:name="T11" style:family="text">
      <style:text-properties fo:font-weight="bold" officeooo:rsid="001caa55" style:font-weight-asian="bold" style:font-weight-complex="bold"/>
    </style:style>
    <style:style style:name="T12" style:family="text">
      <style:text-properties fo:font-weight="bold" officeooo:rsid="001e32d1" style:font-weight-asian="bold" style:font-weight-complex="bold"/>
    </style:style>
    <style:style style:name="T13" style:family="text">
      <style:text-properties fo:font-weight="bold" officeooo:rsid="0020d38d" style:font-weight-asian="bold" style:font-weight-complex="bold"/>
    </style:style>
    <style:style style:name="T14" style:family="text">
      <style:text-properties fo:font-weight="bold" officeooo:rsid="0023c34f" style:font-weight-asian="bold" style:font-weight-complex="bold"/>
    </style:style>
    <style:style style:name="T15" style:family="text">
      <style:text-properties fo:font-weight="bold" officeooo:rsid="001819d4" style:font-weight-asian="bold" style:font-weight-complex="bold"/>
    </style:style>
    <style:style style:name="T16" style:family="text">
      <style:text-properties fo:font-weight="bold" officeooo:rsid="00247c43" style:font-weight-asian="bold" style:font-weight-complex="bold"/>
    </style:style>
    <style:style style:name="T17" style:family="text">
      <style:text-properties fo:font-weight="bold" officeooo:rsid="002556b2" style:font-weight-asian="bold" style:font-weight-complex="bold"/>
    </style:style>
    <style:style style:name="T18" style:family="text">
      <style:text-properties fo:font-weight="bold" officeooo:rsid="00262641" style:font-weight-asian="bold" style:font-weight-complex="bold"/>
    </style:style>
    <style:style style:name="T19" style:family="text">
      <style:text-properties fo:font-weight="bold" officeooo:rsid="00278dbe" style:font-weight-asian="bold" style:font-weight-complex="bold"/>
    </style:style>
    <style:style style:name="T20" style:family="text">
      <style:text-properties fo:font-weight="bold" officeooo:rsid="0028c196" style:font-weight-asian="bold" style:font-weight-complex="bold"/>
    </style:style>
    <style:style style:name="T21" style:family="text">
      <style:text-properties fo:font-weight="bold" officeooo:rsid="002d31f2" style:font-weight-asian="bold" style:font-weight-complex="bold"/>
    </style:style>
    <style:style style:name="T22" style:family="text">
      <style:text-properties fo:font-weight="bold" officeooo:rsid="002d98e1" style:font-weight-asian="bold" style:font-weight-complex="bold"/>
    </style:style>
    <style:style style:name="T23" style:family="text">
      <style:text-properties fo:font-weight="bold" officeooo:rsid="002ed507" style:font-weight-asian="bold" style:font-weight-complex="bold"/>
    </style:style>
    <style:style style:name="T24" style:family="text">
      <style:text-properties fo:font-weight="bold" officeooo:rsid="002fc3b1" style:font-weight-asian="bold" style:font-weight-complex="bold"/>
    </style:style>
    <style:style style:name="T25" style:family="text">
      <style:text-properties fo:font-weight="bold" officeooo:rsid="00262641" style:font-weight-asian="bold" style:font-name-complex="Calibri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c0431" style:font-weight-asian="normal" style:font-weight-complex="normal"/>
    </style:style>
    <style:style style:name="T28" style:family="text">
      <style:text-properties fo:font-weight="normal" officeooo:rsid="001c7005" style:font-weight-asian="normal" style:font-weight-complex="normal"/>
    </style:style>
    <style:style style:name="T29" style:family="text">
      <style:text-properties fo:font-weight="normal" officeooo:rsid="001caa55" style:font-weight-asian="normal" style:font-weight-complex="normal"/>
    </style:style>
    <style:style style:name="T30" style:family="text">
      <style:text-properties fo:font-weight="normal" officeooo:rsid="001e32d1" style:font-weight-asian="normal" style:font-weight-complex="normal"/>
    </style:style>
    <style:style style:name="T31" style:family="text">
      <style:text-properties fo:font-weight="normal" officeooo:rsid="0020d38d" style:font-weight-asian="normal" style:font-weight-complex="normal"/>
    </style:style>
    <style:style style:name="T32" style:family="text">
      <style:text-properties fo:font-weight="normal" officeooo:rsid="00247c43" style:font-weight-asian="normal" style:font-weight-complex="normal"/>
    </style:style>
    <style:style style:name="T33" style:family="text">
      <style:text-properties fo:font-weight="normal" officeooo:rsid="002556b2" style:font-weight-asian="normal" style:font-weight-complex="normal"/>
    </style:style>
    <style:style style:name="T34" style:family="text">
      <style:text-properties fo:font-weight="normal" officeooo:rsid="00262641" style:font-weight-asian="normal" style:font-weight-complex="normal"/>
    </style:style>
    <style:style style:name="T35" style:family="text">
      <style:text-properties fo:font-weight="normal" officeooo:rsid="0023c34f" style:font-weight-asian="normal" style:font-weight-complex="normal"/>
    </style:style>
    <style:style style:name="T36" style:family="text">
      <style:text-properties fo:font-weight="normal" officeooo:rsid="00268881" style:font-weight-asian="normal" style:font-weight-complex="normal"/>
    </style:style>
    <style:style style:name="T37" style:family="text">
      <style:text-properties fo:font-weight="normal" officeooo:rsid="00278dbe" style:font-weight-asian="normal" style:font-weight-complex="normal"/>
    </style:style>
    <style:style style:name="T38" style:family="text">
      <style:text-properties fo:font-weight="normal" officeooo:rsid="002d31f2" style:font-weight-asian="normal" style:font-weight-complex="normal"/>
    </style:style>
    <style:style style:name="T39" style:family="text">
      <style:text-properties fo:font-weight="normal" officeooo:rsid="002d98e1" style:font-weight-asian="normal" style:font-weight-complex="normal"/>
    </style:style>
    <style:style style:name="T40" style:family="text">
      <style:text-properties fo:font-weight="normal" officeooo:rsid="002ed507" style:font-weight-asian="normal" style:font-weight-complex="normal"/>
    </style:style>
    <style:style style:name="T41" style:family="text">
      <style:text-properties fo:font-weight="normal" officeooo:rsid="002fc3b1" style:font-weight-asian="normal" style:font-weight-complex="normal"/>
    </style:style>
    <style:style style:name="T42" style:family="text">
      <style:text-properties fo:font-weight="normal" officeooo:rsid="0032654a" style:font-weight-asian="normal" style:font-weight-complex="normal"/>
    </style:style>
    <style:style style:name="T43" style:family="text">
      <style:text-properties officeooo:rsid="001c7005"/>
    </style:style>
    <style:style style:name="T44" style:family="text">
      <style:text-properties officeooo:rsid="001caa55"/>
    </style:style>
    <style:style style:name="T45" style:family="text">
      <style:text-properties fo:font-style="italic" fo:font-weight="normal" officeooo:rsid="001caa55" style:font-style-asian="italic" style:font-weight-asian="normal" style:font-style-complex="italic" style:font-weight-complex="normal"/>
    </style:style>
    <style:style style:name="T46" style:family="text">
      <style:text-properties officeooo:rsid="001e32d1"/>
    </style:style>
    <style:style style:name="T47" style:family="text">
      <style:text-properties officeooo:rsid="001efb1f"/>
    </style:style>
    <style:style style:name="T48" style:family="text">
      <style:text-properties officeooo:rsid="0020d38d"/>
    </style:style>
    <style:style style:name="T49" style:family="text">
      <style:text-properties officeooo:rsid="0023c34f"/>
    </style:style>
    <style:style style:name="T50" style:family="text">
      <style:text-properties officeooo:rsid="00247c43"/>
    </style:style>
    <style:style style:name="T51" style:family="text">
      <style:text-properties officeooo:rsid="002556b2"/>
    </style:style>
    <style:style style:name="T52" style:family="text">
      <style:text-properties officeooo:rsid="00262641"/>
    </style:style>
    <style:style style:name="T53" style:family="text">
      <style:text-properties officeooo:rsid="00268881"/>
    </style:style>
    <style:style style:name="T54" style:family="text">
      <style:text-properties officeooo:rsid="00278dbe"/>
    </style:style>
    <style:style style:name="T55" style:family="text">
      <style:text-properties officeooo:rsid="0028c196"/>
    </style:style>
    <style:style style:name="T56" style:family="text">
      <style:text-properties officeooo:rsid="002d31f2"/>
    </style:style>
    <style:style style:name="T57" style:family="text">
      <style:text-properties officeooo:rsid="002d98e1"/>
    </style:style>
    <style:style style:name="T58" style:family="text">
      <style:text-properties officeooo:rsid="002ed507"/>
    </style:style>
    <style:style style:name="T59" style:family="text">
      <style:text-properties officeooo:rsid="002fc3b1"/>
    </style:style>
    <style:style style:name="T60" style:family="text">
      <style:text-properties officeooo:rsid="003172c2"/>
    </style:style>
    <style:style style:name="T61" style:family="text">
      <style:text-properties officeooo:rsid="0033877f"/>
    </style:style>
    <style:style style:name="T62" style:family="text">
      <style:text-properties officeooo:rsid="00353987"/>
    </style:style>
    <style:style style:name="T63" style:family="text">
      <style:text-properties officeooo:rsid="003570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.D.S.I.S.A.</text:p>
      <text:p text:style-name="P40"><text:tab/>Sistema de una empresa de reparto que permita a los clientes <text:span text:style-name="T61">enviar paquetes</text:span> a distintas localizaciones <text:span text:style-name="T61">a nivel internacional</text:span>, valorar <text:span text:style-name="T61">los mismos</text:span>, <text:span text:style-name="T61">realizar el pago a través del sistema y consultar el estado y localización del paquete.</text:span> <text:span text:style-name="T61">Además, <text:s/>mediante el sistema se podrán gestionar los empleados, controlando sus horarios de trabajo, las tareas que realizan, así como las contrataciones.</text:span></text:p>
      <text:p text:style-name="P41">Respecto a la flota de furgonetas, se podrá conocer y modificar su disponibilidad, asignar rutas y conductores a los vehículos y se llevará un seguimiento temporal de las entradas y salidas de los distintos almacenes. Se llevará un control de los paquetes, <text:span text:style-name="T62">que se asignarán a furgonetas, se conocerá su localización en todo momento hasta su entrega que habrá de ser confirmada y </text:span></text:p>
      <text:p text:style-name="P42">notificar, en su caso, las incidencias que pudieran darse <text:span text:style-name="T63">durante el trayecto</text:span>.</text:p>
      <text:p text:style-name="P43"/>
      <text:p text:style-name="P11">Flota:<text:tab/></text:p>
      <text:p text:style-name="P11"><text:tab/><text:span text:style-name="T22">RS1</text:span><text:span text:style-name="T57">: La hora de llegada a un almacén tiene que ser mayor que la hora de salida del anterior.</text:span></text:p>
      <text:p text:style-name="P11"><text:tab/><text:span text:style-name="T23">RS</text:span><text:span text:style-name="T24">2</text:span><text:span text:style-name="T58">: La ruta debe comenzar en el mismo almacén al que se llegó por última vez.</text:span></text:p>
      <text:p text:style-name="P11"/>
      <text:p text:style-name="P3"><text:span text:style-name="T7"><text:tab/></text:span><text:span text:style-name="T9">RD1</text:span><text:span text:style-name="T7">: idFurgoneta(cadena de 8 caracteres no vacía), </text:span></text:p>
      <text:p text:style-name="P11"><text:s text:c="7"/><text:tab/>estado(cadena de 8 caracteres no vacía).</text:p>
      <text:p text:style-name="P3"><text:tab/><text:span text:style-name="T9">RD2</text:span><text:span text:style-name="T7">: idFurgoneta(cadena de 8 caracteres no vacía), </text:span></text:p>
      <text:p text:style-name="P5"><text:span text:style-name="T7"><text:s text:c="7"/><text:tab/>estado(cadena de 8 caracteres no vacía), matrícula (cadena de 7 caracteres no vacía), <text:tab/>capacidad en m³ (tipo float), idConductor </text:span><text:span text:style-name="T28">(cadena de 8 caracteres), </text:span><text:span text:style-name="T29">idRuta </text:span><text:span text:style-name="T28">(cadena de 8 <text:tab/>caracteres), </text:span><text:span text:style-name="T29">lista de paquetes (contenedor de objetos </text:span><text:span text:style-name="T45">Paquete</text:span><text:span text:style-name="T29">)</text:span><text:span text:style-name="T7">.</text:span></text:p>
      <text:p text:style-name="P5"><text:tab/><text:span text:style-name="T9">RD3</text:span><text:span text:style-name="T27">: idFurgoneta(cadena de 8 caracteres no vacía), </text:span><text:span text:style-name="T28">idConductor (cadena de 8 caracteres no <text:tab/>vacía).</text:span></text:p>
      <text:p text:style-name="P5"><text:span text:style-name="T28"><text:tab/></text:span><text:span text:style-name="T9">RD</text:span><text:span text:style-name="T10">4</text:span><text:span text:style-name="T27">: idFurgoneta(cadena de 8 caracteres no vacía), </text:span><text:span text:style-name="T29">idRuta</text:span><text:span text:style-name="T28"> (cadena de 8 caracteres no <text:tab/>vacía).</text:span></text:p>
      <text:p text:style-name="P31"><text:span text:style-name="T28"><text:tab/></text:span><text:span text:style-name="T9">RD</text:span><text:span text:style-name="T11">5</text:span><text:span text:style-name="T27">: idFurgoneta(cadena de 8 caracteres no vacía), </text:span><text:span text:style-name="T38">idAlmacén(cadena de 8 caracteres no <text:tab/>vacía), hora</text:span><text:span text:style-name="T28"> (</text:span><text:span text:style-name="T38">time</text:span><text:span text:style-name="T28">), </text:span><text:span text:style-name="T39">accion (enum{</text:span><text:span text:style-name="T40">LLEGADA</text:span><text:span text:style-name="T39">,SALIDA}).</text:span></text:p>
      <text:p text:style-name="P32"><text:span text:style-name="T9"><text:tab/>RD</text:span><text:span text:style-name="T21">6</text:span><text:span text:style-name="T27">: idFurgoneta(cadena de 8 caracteres no vacía), </text:span><text:span text:style-name="T38">idAlmacén(cadena de 8 caracteres no <text:tab/>vacía), hora</text:span><text:span text:style-name="T28"> (</text:span><text:span text:style-name="T38">time</text:span><text:span text:style-name="T28">), </text:span><text:span text:style-name="T39">accion (enum{</text:span><text:span text:style-name="T40">LLEGADA</text:span><text:span text:style-name="T39">,SALIDA})</text:span><text:span text:style-name="T28">.</text:span></text:p>
      <text:p text:style-name="P19"/>
      <text:p text:style-name="P3"><text:tab/><text:span text:style-name="T9">RF1</text:span><text:span text:style-name="T7">: D</text:span>isponibilidad furgoneta.</text:p>
      <text:p text:style-name="P3"><text:tab/><text:span text:style-name="T7">Cambiar el estado de la furgoneta en base a si puede ser utilizada.</text:span></text:p>
      <text:p text:style-name="P3"><text:tab/><text:span text:style-name="T7">El administrador proporciona RD1,</text:span></text:p>
      <text:p text:style-name="P11"><text:tab/>el sistema <text:span text:style-name="T44">actualizará</text:span> RD2.</text:p>
      <text:p text:style-name="P20"/>
      <text:p text:style-name="P1"><text:tab/><text:span text:style-name="T9">RF2</text:span><text:span text:style-name="T7">: A</text:span>signar conductor.</text:p>
      <text:p text:style-name="P1"><text:tab/><text:span text:style-name="T43">Asociar un transportista a una furgoneta concreta.</text:span></text:p>
      <text:p text:style-name="P4"><text:tab/><text:span text:style-name="T7">El administrador proporciona RD3,</text:span></text:p>
      <text:p text:style-name="P12"><text:tab/>el sistema <text:span text:style-name="T44">actualiza</text:span> RD<text:span text:style-name="T44">2</text:span>.</text:p>
      <text:p text:style-name="P1"/>
      <text:p text:style-name="P1"><text:tab/><text:span text:style-name="T11">RF3</text:span><text:span text:style-name="T44">: A</text:span>signar ruta.</text:p>
      <text:p text:style-name="P1"><text:tab/><text:span text:style-name="T44">Asociar una ruta a una furgoneta determinada.</text:span></text:p>
      <text:p text:style-name="P5"><text:tab/><text:span text:style-name="T7">El administrador proporciona RD4,</text:span></text:p>
      <text:p text:style-name="P13"><text:tab/>el sistema <text:span text:style-name="T44">actualiza</text:span> RD<text:span text:style-name="T44">2</text:span>.</text:p>
      <text:p text:style-name="P13"/>
      <text:p text:style-name="P33"><text:tab/><text:span text:style-name="T11">RF4</text:span><text:span text:style-name="T44">: Registrar llegada y salida de almacén.</text:span></text:p>
      <text:p text:style-name="P5"><text:tab/><text:span text:style-name="T7">El administrador proporciona RD5,</text:span></text:p>
      <text:p text:style-name="P13"><text:tab/>el sistema <text:span text:style-name="T56">almacena RD6</text:span>.</text:p>
      <text:p text:style-name="P5"><text:tab/></text:p>
      <text:p text:style-name="P1"><text:tab/></text:p>
      <text:p text:style-name="P1"><text:span text:style-name="T46">E</text:span>mpleados:</text:p>
      <text:p text:style-name="P1"><text:soft-page-break/><text:tab/><text:span text:style-name="T24">RS3</text:span><text:span text:style-name="T59">: La hora de entrada del empleado tiene que al menos seis horas menor que la hora de <text:tab/>salida.</text:span></text:p>
      <text:p text:style-name="P37"><text:tab/><text:span text:style-name="T8">RS4</text:span>: No se podrán asignar más de 5 tareas a un mismo empleado a lo largo de una jornada.</text:p>
      <text:p text:style-name="P37"/>
      <text:p text:style-name="P6"><text:tab/><text:span text:style-name="T12">RD6</text:span><text:span text:style-name="T27">: </text:span><text:span text:style-name="T30">idEmpleado </text:span><text:span text:style-name="T27">(cadena de 8 caracteres no vacía)</text:span><text:span text:style-name="T28">.</text:span></text:p>
      <text:p text:style-name="P6"><text:span text:style-name="T28"><text:tab/></text:span><text:span text:style-name="T12">RD7</text:span><text:span text:style-name="T30">: idEmpleado </text:span><text:span text:style-name="T27">(cadena de 8 caracteres no vacía), </text:span><text:span text:style-name="T30">nombre </text:span><text:span text:style-name="T27">(cadena de 8 caracteres no <text:tab/>vacía), </text:span><text:span text:style-name="T30">apellidos </text:span><text:span text:style-name="T27">(cadena de </text:span><text:span text:style-name="T30">30</text:span><text:span text:style-name="T27"> caracteres no vacía)</text:span><text:span text:style-name="T30">, DNI </text:span><text:span text:style-name="T27">(cadena de </text:span><text:span text:style-name="T30">9</text:span><text:span text:style-name="T27"> caracteres no vacía), <text:tab/></text:span><text:span text:style-name="T30">teléfono </text:span><text:span text:style-name="T27">(cadena de </text:span><text:span text:style-name="T30">9</text:span><text:span text:style-name="T27"> caracteres no vacía), </text:span><text:span text:style-name="T30">dirección </text:span><text:span text:style-name="T27">(cadena de </text:span><text:span text:style-name="T30">20</text:span><text:span text:style-name="T27"> caracteres no vacía), <text:tab/></text:span><text:span text:style-name="T31">tarea (cadena de 20 caracteres)</text:span><text:span text:style-name="T27">.</text:span></text:p>
      <text:p text:style-name="P6"><text:span text:style-name="T27"><text:tab/></text:span><text:span text:style-name="T12">RD8</text:span><text:span text:style-name="T30">: Nombre </text:span><text:span text:style-name="T27">(cadena de 8 caracteres no vacía), </text:span><text:span text:style-name="T30">apellidos </text:span><text:span text:style-name="T27">(cadena de </text:span><text:span text:style-name="T30">30</text:span><text:span text:style-name="T27"> caracteres no <text:tab/>vacía)</text:span><text:span text:style-name="T30">, DNI </text:span><text:span text:style-name="T27">(cadena de </text:span><text:span text:style-name="T30">9</text:span><text:span text:style-name="T27"> caracteres no vacía), </text:span><text:span text:style-name="T30">teléfono </text:span><text:span text:style-name="T27">(cadena de </text:span><text:span text:style-name="T30">9</text:span><text:span text:style-name="T27"> caracteres no <text:tab/>vacía), </text:span><text:span text:style-name="T30">dirección </text:span><text:span text:style-name="T27">(cadena de </text:span><text:span text:style-name="T30">20</text:span><text:span text:style-name="T27"> caracteres no vacía), </text:span><text:span text:style-name="T41">listaTareas(contenedor de 0 a 5 objetos <text:tab/>de tipo Tarea)</text:span><text:span text:style-name="T27">.</text:span></text:p>
      <text:p text:style-name="P6"><text:span text:style-name="T28"><text:tab/></text:span><text:span text:style-name="T12">RD9</text:span><text:span text:style-name="T30">: idEmpleado </text:span><text:span text:style-name="T27">(cadena de 8 caracteres no vacía).</text:span></text:p>
      <text:p text:style-name="P16"><text:span text:style-name="T26"><text:tab/></text:span><text:span text:style-name="T8">RD10</text:span><text:span text:style-name="T26">: </text:span><text:span text:style-name="T30">idEmpleado </text:span><text:span text:style-name="T27">(cadena de 8 caracteres no vacía).</text:span></text:p>
      <text:p text:style-name="P16"><text:span text:style-name="T8"><text:tab/>RD1</text:span><text:span text:style-name="T13">1</text:span><text:span text:style-name="T26">: </text:span><text:span text:style-name="T30">idEmpleado </text:span><text:span text:style-name="T27">(cadena de 8 caracteres no vacía), </text:span><text:span text:style-name="T26">fecha (tipo Date), hora (tipo Date hh/<text:tab/>mm).</text:span></text:p>
      <text:p text:style-name="P18"><text:span text:style-name="T26"><text:tab/></text:span><text:span text:style-name="T8">RD12</text:span><text:span text:style-name="T26">: </text:span><text:span text:style-name="T30">idEmpleado </text:span><text:span text:style-name="T27">(cadena de 8 caracteres no vacía), </text:span><text:span text:style-name="T26">tarea</text:span><text:span text:style-name="T30"> </text:span><text:span text:style-name="T27">(cadena de </text:span><text:span text:style-name="T26">20</text:span><text:span text:style-name="T27"> caracteres no <text:tab/>vacía).</text:span></text:p>
      <text:p text:style-name="P21"><text:tab/></text:p>
      <text:p text:style-name="P22"/>
      <text:p text:style-name="P22"/>
      <text:p text:style-name="P22"/>
      <text:p text:style-name="P1"><text:tab/><text:span text:style-name="T12">RF5</text:span><text:span text:style-name="T46">: D</text:span>espedir <text:span text:style-name="T46">empleado.</text:span></text:p>
      <text:p text:style-name="P14"><text:tab/>Dar de baja un empleado del sistema.</text:p>
      <text:p text:style-name="P14"><text:tab/>El administrador proporciona RD6,</text:p>
      <text:p text:style-name="P14"><text:tab/>el sistema elimina RD7.</text:p>
      <text:p text:style-name="P14"/>
      <text:p text:style-name="P1"><text:tab/><text:span text:style-name="T12">RF6</text:span><text:span text:style-name="T46">: C</text:span>ontratar <text:span text:style-name="T46">empleado. </text:span></text:p>
      <text:p text:style-name="P14"><text:tab/>Dar de alta un empleado en el sistema.</text:p>
      <text:p text:style-name="P14"><text:tab/>El administrador proporciona RD8,</text:p>
      <text:p text:style-name="P14"><text:tab/>el sistema almacena RD7, </text:p>
      <text:p text:style-name="P16"><text:tab/>el sistema genera RD9.</text:p>
      <text:p text:style-name="P14"/>
      <text:p text:style-name="P2"><text:tab/><text:span text:style-name="T12">RF7</text:span><text:span text:style-name="T46">: R</text:span>egistrar entrada <text:span text:style-name="T2">y </text:span>salida.</text:p>
      <text:p text:style-name="P2"><text:tab/><text:span text:style-name="T47">Se almacena la fecha y hora a la que entra o sale un empleado de trabajar.</text:span></text:p>
      <text:p text:style-name="P15"><text:tab/>El <text:span text:style-name="T47">empleado</text:span> proporciona RD<text:span text:style-name="T47">10</text:span>,</text:p>
      <text:p text:style-name="P15"><text:tab/><text:span text:style-name="T48">el sistema solicita la fecha y la hora actuales,</text:span></text:p>
      <text:p text:style-name="P15"><text:tab/>el sistema almacena RD<text:span text:style-name="T48">11.<text:tab/></text:span></text:p>
      <text:p text:style-name="P2"/>
      <text:p text:style-name="P17"><text:tab/><text:span text:style-name="T13">RF8</text:span><text:span text:style-name="T48">: Asignar tarea.</text:span></text:p>
      <text:p text:style-name="P18"><text:tab/>Se asocia una actividad a un empleado.</text:p>
      <text:p text:style-name="P18"><text:tab/>El administrador proporciona RD12,</text:p>
      <text:p text:style-name="P18"><text:tab/>el sistema actualiza RD7.</text:p>
      <text:p text:style-name="P18"><text:tab/></text:p>
      <text:p text:style-name="P1"/>
      <text:p text:style-name="P24">Clientes:</text:p>
      <text:p text:style-name="P37"><text:tab/><text:span text:style-name="T8">RS5</text:span>: <text:span text:style-name="T60">La valoración será un número real entre 0 y 5 inclusive.</text:span></text:p>
      <text:p text:style-name="P37"><text:tab/><text:span text:style-name="T8">RS6</text:span>: <text:span text:style-name="T60">La fecha de caducidad de la tarjeta tendrá que ser menor que la fecha actual del <text:tab/>sistema.</text:span></text:p>
      <text:p text:style-name="P37"/>
      <text:p text:style-name="P25"><text:soft-page-break/><text:tab/><text:span text:style-name="T8">RD13</text:span>: idUsuario (<text:span text:style-name="T27">cadena de 8 caracteres no vacía)</text:span><text:span text:style-name="T28">, </text:span><text:span text:style-name="T32">descripciónPaquete</text:span><text:span text:style-name="T26"> (</text:span><text:span text:style-name="T27">cadena de </text:span><text:span text:style-name="T32">hasta <text:tab/>140</text:span><text:span text:style-name="T27"> caracteres no vacía), <text:s/></text:span><text:span text:style-name="T32">dimensiones (cadena de 20 caracteres no <text:tab/>vacía)??????????????????????????????????????????????!!!!!!!!!!!!!!!!!!!!!!!!!!!!!!!!!!!!!,</text:span><text:span text:style-name="T28"> <text:tab/></text:span><text:span text:style-name="T32">peso (float), </text:span><text:span text:style-name="T26">dirección</text:span><text:span text:style-name="T32">Origen</text:span><text:span text:style-name="T26"> (</text:span><text:span text:style-name="T27">cadena de </text:span><text:span text:style-name="T26">20</text:span><text:span text:style-name="T27"> caracteres no vacía),</text:span><text:span text:style-name="T32"> </text:span><text:span text:style-name="T26">dirección</text:span><text:span text:style-name="T32">Destino </text:span><text:span text:style-name="T26">(</text:span><text:span text:style-name="T27">cadena <text:tab/>de </text:span><text:span text:style-name="T26">20</text:span><text:span text:style-name="T27"> caracteres no vacía).</text:span></text:p>
      <text:p text:style-name="P25"><text:span text:style-name="T9"><text:tab/>RD1</text:span><text:span text:style-name="T8">4</text:span><text:span text:style-name="T27">: </text:span><text:span text:style-name="T26">idUsuario (</text:span><text:span text:style-name="T27">cadena de 8 caracteres no vacía)</text:span><text:span text:style-name="T28">, </text:span><text:span text:style-name="T32">descripciónPaquete</text:span><text:span text:style-name="T26"> (</text:span><text:span text:style-name="T27">cadena de </text:span><text:span text:style-name="T32">hasta <text:tab/>140</text:span><text:span text:style-name="T27"> caracteres no vacía), <text:s/></text:span><text:span text:style-name="T32">dimensiones (cadena de 20 caracteres no <text:tab/>vacía)??????????????????????????????????????????????!!!!!!!!!!!!!!!!!!!!!!!!!!!!!!!!!!!!!,</text:span><text:span text:style-name="T28"> <text:tab/></text:span><text:span text:style-name="T32">peso (float), </text:span><text:span text:style-name="T26">dirección</text:span><text:span text:style-name="T32">Origen</text:span><text:span text:style-name="T26"> (</text:span><text:span text:style-name="T27">cadena de </text:span><text:span text:style-name="T26">20</text:span><text:span text:style-name="T27"> caracteres no vacía),</text:span><text:span text:style-name="T32"> </text:span><text:span text:style-name="T26">dirección</text:span><text:span text:style-name="T32">Destino </text:span><text:span text:style-name="T26">(</text:span><text:span text:style-name="T27">cadena <text:tab/>de </text:span><text:span text:style-name="T26">20</text:span><text:span text:style-name="T27"> caracteres no vacía).</text:span></text:p>
      <text:p text:style-name="P24"><text:span text:style-name="T27"><text:tab/></text:span><text:span text:style-name="T8">RD15</text:span><text:span text:style-name="T26">: idPedido </text:span><text:span text:style-name="T27">(cadena de 8 caracteres no vacía).</text:span></text:p>
      <text:p text:style-name="P26"><text:span text:style-name="T27"><text:tab/></text:span><text:span text:style-name="T16">RD16</text:span><text:span text:style-name="T32">: </text:span><text:span text:style-name="T33">valoración (float), idUsuario</text:span><text:span text:style-name="T26"> (</text:span><text:span text:style-name="T27">cadena de 8 caracteres no vacía), </text:span><text:span text:style-name="T33">idPedido</text:span><text:span text:style-name="T26"> (</text:span><text:span text:style-name="T27">cadena de <text:tab/>8 caracteres no vacía), </text:span><text:span text:style-name="T33">descripción (</text:span><text:span text:style-name="T27">cadena de </text:span><text:span text:style-name="T33">140</text:span><text:span text:style-name="T27"> caracteres no vacía</text:span><text:span text:style-name="T33">)</text:span><text:span text:style-name="T27">.</text:span></text:p>
      <text:p text:style-name="P26"><text:span text:style-name="T27"><text:tab/></text:span><text:span text:style-name="T17">RD17</text:span><text:span text:style-name="T33">:</text:span><text:span text:style-name="T32"> </text:span><text:span text:style-name="T33">valoración (float), idUsuario</text:span><text:span text:style-name="T26"> (</text:span><text:span text:style-name="T27">cadena de 8 caracteres no vacía), </text:span><text:span text:style-name="T33">idPedido</text:span><text:span text:style-name="T26"> (</text:span><text:span text:style-name="T27">cadena de <text:tab/>8 caracteres no vacía), </text:span><text:span text:style-name="T33">descripción (</text:span><text:span text:style-name="T27">cadena de </text:span><text:span text:style-name="T33">140</text:span><text:span text:style-name="T27"> caracteres no vacía</text:span><text:span text:style-name="T33">)</text:span><text:span text:style-name="T27">.</text:span></text:p>
      <text:p text:style-name="P26"><text:span text:style-name="T33"><text:tab/></text:span><text:span text:style-name="T17">RD18</text:span><text:span text:style-name="T33">: idUsuario</text:span><text:span text:style-name="T26"> (</text:span><text:span text:style-name="T27">cadena de 8 caracteres no vacía), </text:span><text:span text:style-name="T33">idPedido</text:span><text:span text:style-name="T26"> (</text:span><text:span text:style-name="T27">cadena de <text:tab/>8 caracteres no <text:tab/>vacía).</text:span></text:p>
      <text:p text:style-name="P26"><text:span text:style-name="T33"><text:tab/></text:span><text:span text:style-name="T17">RD19</text:span><text:span text:style-name="T33">: estado (cadena de 30 caracteres no vacía).</text:span></text:p>
      <text:p text:style-name="P26"><text:span text:style-name="T33"><text:tab/></text:span><text:span text:style-name="T17">RD20</text:span><text:span text:style-name="T33">: idUsuario</text:span><text:span text:style-name="T26"> (</text:span><text:span text:style-name="T27">cadena de 8 caracteres no vacía), </text:span><text:span text:style-name="T33">idPedido</text:span><text:span text:style-name="T26"> (</text:span><text:span text:style-name="T27">cadena de <text:tab/>8 caracteres no <text:tab/>vacía), </text:span><text:span text:style-name="T33">numeroTarjeta (cadena de 16 caracteres no vacía), </text:span><text:span text:style-name="T34">fechaCaducidad (tipo date).</text:span></text:p>
      <text:p text:style-name="P28"><text:span text:style-name="T8"><text:tab/>RD21</text:span><text:span text:style-name="T26">: idUsuario</text:span><text:span text:style-name="T35"> (</text:span><text:span text:style-name="T27">cadena de 8 caracteres no vacía), </text:span><text:span text:style-name="T26">idPedido</text:span><text:span text:style-name="T35"> (</text:span><text:span text:style-name="T27">cadena de <text:tab/>8 caracteres no <text:tab/>vacía), </text:span><text:span text:style-name="T26">numeroTarjeta (cadena de 16 caracteres no vacía), </text:span><text:span text:style-name="T34">fechaCaducidad (tipo date).</text:span></text:p>
      <text:p text:style-name="P23"><text:tab/></text:p>
      <text:p text:style-name="P8"><text:tab/></text:p>
      <text:p text:style-name="P8"><text:span text:style-name="T14"><text:tab/>RF9</text:span><text:span text:style-name="T49">: P</text:span>edir envío.</text:p>
      <text:p text:style-name="P1"><text:tab/><text:span text:style-name="T50">Solicitar traslado de paquete a un destino determinado. </text:span></text:p>
      <text:p text:style-name="P1"><text:tab/><text:span text:style-name="T50">El cliente introduce RD13,</text:span></text:p>
      <text:p text:style-name="P1"><text:tab/><text:span text:style-name="T50">el sistema almacena RD14,</text:span></text:p>
      <text:p text:style-name="P1"><text:tab/><text:span text:style-name="T50">el sistema genera RD15.</text:span></text:p>
      <text:p text:style-name="P1"/>
      <text:p text:style-name="P1"><text:tab/><text:span text:style-name="T14">RF10</text:span><text:span text:style-name="T49">: V</text:span>alorar pedido.</text:p>
      <text:p text:style-name="P1"><text:tab/><text:span text:style-name="T51">El cliente da su opinión sobre el envío realizado.</text:span></text:p>
      <text:p text:style-name="P29"><text:tab/>El cliente introduce RD16,</text:p>
      <text:p text:style-name="P7"><text:tab/><text:span text:style-name="T50">el sistema almacena RD17.</text:span></text:p>
      <text:p text:style-name="P7"/>
      <text:p text:style-name="P7"><text:tab/><text:span text:style-name="T14">RF11</text:span><text:span text:style-name="T49">: C</text:span>onsultar estado envío.</text:p>
      <text:p text:style-name="P7"><text:tab/><text:span text:style-name="T51">El cliente solicita información sobre el paquete. </text:span></text:p>
      <text:p text:style-name="P7"><text:tab/><text:span text:style-name="T51">El cliente introduce RD18, </text:span></text:p>
      <text:p text:style-name="P27"><text:tab/>el sistema <text:span text:style-name="T52">almacena</text:span> RD19.</text:p>
      <text:p text:style-name="P7"><text:span text:style-name="T1"><text:line-break/><text:tab/></text:span><text:span text:style-name="T15">RF12</text:span><text:span text:style-name="T1">: Pago envío.</text:span></text:p>
      <text:p text:style-name="P7"><text:tab/><text:span text:style-name="T52">El cliente realiza una transacción a la empresa.?¿?¿?¿?¿¿?¿?</text:span></text:p>
      <text:p text:style-name="P8"><text:tab/><text:span text:style-name="T51">El cliente introduce RD20, </text:span></text:p>
      <text:p text:style-name="P28"><text:tab/>el sistema genera RD<text:span text:style-name="T52">21</text:span>.</text:p>
      <text:p text:style-name="P28"/>
      <text:p text:style-name="P1">P<text:span text:style-name="T53">aquete</text:span>:</text:p>
      <text:p text:style-name="P39"><text:tab/><text:span text:style-name="T8">RS7</text:span>: Al actualizar la localización del paquete, esta deberá pertenecer a la ruta asignada a la <text:tab/>furgoneta encargada de transportarlo. </text:p>
      <text:p text:style-name="P39"><text:tab/><text:span text:style-name="T8">RS8: </text:span><text:span text:style-name="T42">La localización del paquete se tendrá que actualizar tras la llegada de la furgoneta <text:tab/>que <text:tab/>lo transporta a un nuevo almacén.</text:span></text:p>
      <text:p text:style-name="P39"><text:span text:style-name="T42"/></text:p>
      <text:p text:style-name="P8"><text:soft-page-break/><text:tab/><text:span text:style-name="T18">RD22</text:span><text:span text:style-name="T52">: idPaquete </text:span><text:span text:style-name="T35">(</text:span><text:span text:style-name="T27">cadena de 8 caracteres no vacía), </text:span><text:span text:style-name="T36">idFurgoneta (cadena de 8 caracteres no <text:tab/>vacía).</text:span><text:span text:style-name="T27"> </text:span></text:p>
      <text:p text:style-name="P8"><text:span text:style-name="T27"><text:tab/></text:span><text:span text:style-name="T19">RD23</text:span><text:span text:style-name="T37">: idPaquete (cadena de 8 caracteres no vacía), idFurgoneta (cadena de 8 caracteres), <text:tab/>localización (cadena de 30 cracteres no vacía), estado (cadena de 8 caracteres no vacía).</text:span></text:p>
      <text:p text:style-name="P1"><text:tab/><text:span text:style-name="T19">RD24:</text:span><text:span text:style-name="T54"> IdPaquete(cadena de 8 caracteres no vacía), idIncidencia (cadena de 8 caracteres no <text:tab/>vacía), comentarios (cadena 140 cracteres).</text:span></text:p>
      <text:p text:style-name="P9"><text:tab/><text:span text:style-name="T19">RD25:</text:span><text:span text:style-name="T54"> idPaquete(cadena de 8 caracteres no vacía), idIncidencia (cadena de 8 caracteres no <text:tab/>vacía), comentarios (cadena 140 cracteres).</text:span></text:p>
      <text:p text:style-name="P9"><text:tab/><text:span text:style-name="T19">RD26: </text:span><text:span text:style-name="T54">idPaquete (cadena de 8 caracteres no vacía), localizacion(cadena de 30 caracteres no <text:tab/>vacía). </text:span></text:p>
      <text:p text:style-name="P9"><text:tab/><text:span text:style-name="T20">RD27:</text:span><text:span text:style-name="T55"> idPaquete (cadena).</text:span></text:p>
      <text:p text:style-name="P9"/>
      <text:p text:style-name="P9"/>
      <text:p text:style-name="P9"/>
      <text:p text:style-name="P9"/>
      <text:p text:style-name="P1"><text:tab/><text:span text:style-name="T18">RF13</text:span><text:span text:style-name="T52">: asignarAFurgoneta.</text:span></text:p>
      <text:p text:style-name="P1"><text:tab/><text:span text:style-name="T53">Se asigna un paquete a una furgoneta para su reparto.</text:span></text:p>
      <text:p text:style-name="P1"><text:tab/><text:span text:style-name="T54">El administrador proporciona RD22,</text:span></text:p>
      <text:p text:style-name="P1"><text:tab/><text:span text:style-name="T54">se actualiza RD23.</text:span></text:p>
      <text:p text:style-name="P1"><text:tab/></text:p>
      <text:p text:style-name="P8"><text:tab/><text:span text:style-name="T18">RF14</text:span><text:span text:style-name="T52">: notificarIncidencia.</text:span></text:p>
      <text:p text:style-name="P8"><text:tab/><text:span text:style-name="T54">Se informa al sistema de una incidencia durante el transporte.</text:span></text:p>
      <text:p text:style-name="P8"><text:tab/><text:span text:style-name="T54">El trabajador introduce RD24,</text:span></text:p>
      <text:p text:style-name="P8"><text:tab/><text:span text:style-name="T54">el sistema almacena RD25.</text:span></text:p>
      <text:p text:style-name="P8"><text:tab/></text:p>
      <text:p text:style-name="P8"><text:tab/><text:span text:style-name="T18">RF15</text:span><text:span text:style-name="T52">: actualizar (geolocalización) posición.</text:span></text:p>
      <text:p text:style-name="P8"><text:tab/><text:span text:style-name="T54">Se actualiza la posición del paquete cuando se llega a un almacén.</text:span></text:p>
      <text:p text:style-name="P8"><text:tab/><text:span text:style-name="T54">El trabajador introduce RD26,</text:span></text:p>
      <text:p text:style-name="P8"><text:tab/><text:span text:style-name="T54">el sistema actualiza RD23.</text:span></text:p>
      <text:p text:style-name="P8"/>
      <text:p text:style-name="P10"><text:span text:style-name="T4"><text:tab/></text:span><text:span text:style-name="T25">RF16</text:span><text:span text:style-name="T5">: </text:span><text:span text:style-name="T4">confirmar </text:span><text:span text:style-name="T6">entrega de</text:span><text:span text:style-name="T4"> paquete.</text:span></text:p>
      <text:p text:style-name="P10"><text:span text:style-name="T4"><text:tab/></text:span><text:span text:style-name="T6">El trabajador informa de la entrega del paquete al usuario receptor.</text:span></text:p>
      <text:p text:style-name="P30"><text:tab/>El trabajador introduce RD27,</text:p>
      <text:p text:style-name="P10"><text:span text:style-name="T6"><text:tab/>el sistema actualiza RD23.</text:span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52:11.223232635</meta:creation-date>
    <dc:date>2018-10-15T19:32:20.089596356</dc:date>
    <meta:editing-duration>PT1H23M51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4" meta:paragraph-count="120" meta:word-count="1192" meta:character-count="8054" meta:non-whitespace-character-count="6790"/>
  </office:meta>
</office:document-meta>
</file>